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none" officeooo:rsid="0013eda3" officeooo:paragraph-rsid="0013eda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officeooo:rsid="0014e8ae" officeooo:paragraph-rsid="0014e8a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none" officeooo:rsid="0017a161" officeooo:paragraph-rsid="0013eda3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none" officeooo:rsid="0017a161" officeooo:paragraph-rsid="0017a16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none" officeooo:rsid="0017ab9a" officeooo:paragraph-rsid="0017ab9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text-underline-style="none" officeooo:rsid="00192217" officeooo:paragraph-rsid="00192217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386d7" officeooo:paragraph-rsid="001386d7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657d3" officeooo:paragraph-rsid="001657d3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7a161" officeooo:paragraph-rsid="0017a161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7ab9a" officeooo:paragraph-rsid="0017ab9a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fo:font-style="normal" style:text-underline-style="none" officeooo:rsid="0017a161" officeooo:paragraph-rsid="0017a161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57d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officeooo:rsid="0014e8ae"/>
    </style:style>
    <style:style style:name="T7" style:family="text">
      <style:text-properties officeooo:rsid="0017a161"/>
    </style:style>
    <style:style style:name="T8" style:family="text">
      <style:text-properties officeooo:rsid="0017ab9a"/>
    </style:style>
    <style:style style:name="T9" style:family="text">
      <style:text-properties officeooo:rsid="00183d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One to one relations <text:span text:style-name="T9">total participation is </text:span>"pulled into" each other.</text:p>
      <text:p text:style-name="P7"/>
      <text:p text:style-name="P7">Billing_info(<text:span text:style-name="T1">userid,</text:span><text:span text:style-name="T2"> </text:span><text:span text:style-name="T1">card_number</text:span>, <text:span text:style-name="T1">ccv</text:span>, <text:span text:style-name="T1">exp_month</text:span>, <text:span text:style-name="T1">exp_day</text:span>)</text:p>
      <text:p text:style-name="P8"/>
      <text:p text:style-name="P8"/>
      <text:p text:style-name="P7">User(<text:span text:style-name="T1">userid,</text:span><text:span text:style-name="T2"> username</text:span><text:span text:style-name="T1">,</text:span><text:span text:style-name="T2"> password, email, phone, admin)</text:span></text:p>
      <text:p text:style-name="P8"><text:span text:style-name="T2"/></text:p>
      <text:p text:style-name="P8"><text:span text:style-name="T2">Every User has a unique userid</text:span></text:p>
      <text:p text:style-name="P8"><text:span text:style-name="T2">Usernames are unique</text:span></text:p>
      <text:p text:style-name="P8"><text:span text:style-name="T2"/></text:p>
      <text:p text:style-name="P8"><text:span text:style-name="T2"/></text:p>
      <text:p text:style-name="P7"><text:span text:style-name="T2">User_orders(</text:span><text:span text:style-name="T1">userid, orderid)</text:span></text:p>
      <text:p text:style-name="P2"/>
      <text:p text:style-name="P2">User_Address(<text:span text:style-name="T1">userid, addressid)</text:span></text:p>
      <text:p text:style-name="P2">Address(<text:span text:style-name="T1">addressid,</text:span> co<text:span text:style-name="T7">u</text:span>ntry, province, code, street_number, street)</text:p>
      <text:p text:style-name="P7"><text:span text:style-name="T2"/></text:p>
      <text:p text:style-name="P8"><text:span text:style-name="T2">Every address has a unique addressid</text:span></text:p>
      <text:p text:style-name="P9"><text:span text:style-name="T2">code -&gt; province</text:span></text:p>
      <text:p text:style-name="P9"><text:span text:style-name="T2"/></text:p>
      <text:p text:style-name="P8"><text:span text:style-name="T2"/></text:p>
      <text:p text:style-name="P8"><text:span text:style-name="T2"/></text:p>
      <text:p text:style-name="P7"><text:span text:style-name="T2">Orders(</text:span><text:span text:style-name="T1">orderid,</text:span><text:span text:style-name="T2"> tracking_number, carrier, date, </text:span><text:span text:style-name="T3">price</text:span><text:span text:style-name="T2">)</text:span></text:p>
      <text:p text:style-name="P9"><text:span text:style-name="T2">tracking_number -&gt; carrier</text:span></text:p>
      <text:p text:style-name="P8"><text:span text:style-name="T2">Every order has a unique orderid,</text:span></text:p>
      <text:p text:style-name="P8"><text:span text:style-name="T2"/></text:p>
      <text:p text:style-name="P8"><text:span text:style-name="T2"/></text:p>
      <text:p text:style-name="P7"><text:span text:style-name="T2">OrderIterms(</text:span><text:span text:style-name="T1">orderid,</text:span><text:span text:style-name="T2"> </text:span><text:span text:style-name="T1">isbn, </text:span><text:span text:style-name="T3">quantity</text:span><text:span text:style-name="T1">)</text:span></text:p>
      <text:p text:style-name="P4">orderid, isbn -&gt; quantity</text:p>
      <text:p text:style-name="P1"/>
      <text:p text:style-name="P1">Book(<text:span text:style-name="T1">isbn,</text:span> title, papges, sale_price, purchase_price, coverURL, available, <text:span text:style-name="T8">quantity</text:span>)</text:p>
      <text:p text:style-name="P4">isbn-&gt;everything</text:p>
      <text:p text:style-name="P3"><text:span text:style-name="T1"/></text:p>
      <text:p text:style-name="P1"><text:span text:style-name="T1"/></text:p>
      <text:p text:style-name="P1">Publisher(<text:span text:style-name="T1">publisherid,</text:span> name, email, phone, <text:span text:style-name="T6">addressid, </text:span><text:span text:style-name="T8">branch_transit, financial_institution, account_number</text:span>)</text:p>
      <text:p text:style-name="P11">publisherid -&gt; everything</text:p>
      <text:p text:style-name="P11"/>
      <text:p text:style-name="P11"/>
      <text:p text:style-name="P1">Genre(<text:span text:style-name="T1">genreid,</text:span> name)</text:p>
      <text:p text:style-name="P5">genreid-&gt;name</text:p>
      <text:p text:style-name="P1">Author(<text:span text:style-name="T1">authorid,</text:span> name)</text:p>
      <text:p text:style-name="P5">authorid-&gt;name</text:p>
      <text:p text:style-name="P5"/>
      <text:p text:style-name="P1">Book_genre(<text:span text:style-name="T5">isbn, genreid)</text:span></text:p>
      <text:p text:style-name="P1"><text:span text:style-name="T4">Book_author</text:span><text:span text:style-name="T5">(isbn, authorid)</text:span></text:p>
      <text:p text:style-name="P1"><text:span text:style-name="T5"/></text:p>
      <text:p text:style-name="P1">Book_publisher<text:span text:style-name="T1">(</text:span><text:span text:style-name="T5">isbn, </text:span><text:span text:style-name="T4">publisherid, royalty</text:span><text:span text:style-name="T5">)</text:span></text:p>
      <text:p text:style-name="P6"><text:span text:style-name="T4">isbn-&gt;all</text:span></text:p>
      <text:p text:style-name="P6"><text:span text:style-name="T4"/></text:p>
      <text:p text:style-name="P2"><text:soft-page-break/><text:span text:style-name="T4">Publisher_orders(</text:span><text:span text:style-name="T5">pub_orderid,</text:span><text:span text:style-name="T4"> isbn, publisherid, datem quantity, recieved, price)</text:span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0:04:32.977595345</meta:creation-date>
    <dc:date>2021-12-17T14:07:43.143833982</dc:date>
    <meta:editing-duration>PT1H51M18S</meta:editing-duration>
    <meta:editing-cycles>3</meta:editing-cycles>
    <meta:generator>LibreOffice/7.2.3.2$Linux_X86_64 LibreOffice_project/20$Build-2</meta:generator>
    <meta:document-statistic meta:table-count="0" meta:image-count="0" meta:object-count="0" meta:page-count="2" meta:paragraph-count="28" meta:word-count="112" meta:character-count="1067" meta:non-whitespace-character-count="983"/>
  </office:meta>
</office:document-meta>
</file>